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13-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30 de Abril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Materiales para remodelación del Área de recepción de la Contraloría del estado Monagas, en cumplimiento con lo establecido en el artículo 84 de la Ley de Contrataciones Públicas, <text:s/>publicada en la Gaceta Oficial de la República Bolivariana de Venezuela N° 39.503 de fecha 06-09-2010, DECIDO OTORGAR LA ADJUDICACIÓN PARCIAL por medio del presente Informe a las empresas signadas con los Nros. 1, 2, :</text:p>
      <text:p text:style-name="P11"/>
      <text:p text:style-name="P11">- ALUMINIOS PIPO II,C.A, RIF: J-30594973-5, por un monto de Bs. 16.694,08, ubicada en Av. Bella Vista Sector Alto Guri Diagonal dist. Filca, Maturín Monagas, MATURIN ESTADO MONAGAS
<text:line-break/>
<text:line-break/>- ALUMINIOS Y VIDRIOS SURAMICA,C.A, RIF: J-29540370-4, por un monto de Bs. 5.956,16, ubicada en Av. Bella Vista C/Carrera 3 Local S/N Sector Antonio Jose de Sucre, MATURIN ESTADO MONAGAS
<text:line-break/>
<text:line-break/></text:p>
      <text:p text:style-name="P11"/>
      <text:p text:style-name="P5"><text:span text:style-name="T21">En Maturín, a los </text:span><text:span text:style-name="Fuente_20_de_20_párrafo_20_predeter."><text:span text:style-name="T17"><text:s/>cinco (05)</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May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